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2687in"/>
    </style:style>
    <style:style style:name="Table1" style:family="table" style:master-page-name="MP0">
      <style:table-properties style:width="6.2687in" style:rel-width="100%" fo:margin-left="0in" table:align="left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KeinLeerraum" style:family="paragraph">
      <style:paragraph-properties fo:break-before="page"/>
      <style:text-properties fo:text-transform="uppercase"/>
    </style:style>
    <style:style style:name="TableRow6" style:family="table-row">
      <style:table-row-properties style:min-row-height="1in"/>
    </style:style>
    <style:style style:name="TableCell7" style:family="table-cell">
      <style:table-cell-properties fo:border-top="none" fo:border-left="none" fo:border-bottom="0.0069in solid #5B9BD5" fo:border-right="none" style:writing-mode="lr-tb" style:vertical-align="middle" fo:padding-top="0in" fo:padding-left="0.075in" fo:padding-bottom="0in" fo:padding-right="0.075in"/>
    </style:style>
    <style:style style:name="P8" style:parent-style-name="KeinLeerraum" style:family="paragraph">
      <style:paragraph-properties fo:text-align="center"/>
    </style:style>
    <style:style style:name="T9" style:parent-style-name="Absatz-Standardschriftart" style:family="text">
      <style:text-properties style:font-name="Cambria" style:font-name-asian="Times New Roman" style:font-name-complex="Arabic Typesetting" fo:color="#002060" fo:font-size="36pt" style:font-size-asian="36pt" style:font-size-complex="36pt" style:language-asian="en" style:country-asian="US"/>
    </style:style>
    <style:style style:name="TableRow10" style:family="table-row">
      <style:table-row-properties style:min-row-height="0.5in"/>
    </style:style>
    <style:style style:name="TableCell11" style:family="table-cell">
      <style:table-cell-properties fo:border-top="0.0069in solid #5B9BD5" fo:border-left="none" fo:border-bottom="none" fo:border-right="none" style:writing-mode="lr-tb" style:vertical-align="middle" fo:padding-top="0in" fo:padding-left="0.075in" fo:padding-bottom="0in" fo:padding-right="0.075in"/>
    </style:style>
    <style:style style:name="P12" style:parent-style-name="KeinLeerraum" style:family="paragraph">
      <style:paragraph-properties fo:text-align="center"/>
    </style:style>
    <style:style style:name="T13" style:parent-style-name="Absatz-Standardschriftart" style:family="text">
      <style:text-properties fo:color="#002060" fo:font-size="22pt" style:font-size-asian="22pt" style:font-size-complex="22pt"/>
    </style:style>
    <style:style style:name="TableRow14" style:family="table-row">
      <style:table-row-properties style:min-row-height="0.25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KeinLeerraum" style:family="paragraph">
      <style:paragraph-properties fo:text-align="center"/>
    </style:style>
    <style:style style:name="P17" style:parent-style-name="Titel" style:family="paragraph">
      <style:paragraph-properties fo:text-align="center"/>
    </style:style>
    <style:style style:name="T18" style:parent-style-name="Absatz-Standardschriftart" style:family="text">
      <style:text-properties style:font-name="Cambria" fo:font-size="10pt" style:font-size-asian="10pt"/>
    </style:style>
    <style:style style:name="P19" style:parent-style-name="Standard" style:family="paragraph">
      <style:paragraph-properties>
        <style:tab-stops>
          <style:tab-stop style:type="left" style:position="4.7333in"/>
        </style:tab-stops>
      </style:paragraph-properties>
    </style:style>
    <style:style style:name="P20" style:parent-style-name="Standard" style:family="paragraph">
      <style:text-properties fo:font-weight="bold" style:font-weight-asian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 fo:color="#5B9BD5" fo:font-size="12pt" style:font-size-asian="12pt"/>
    </style:style>
    <style:style style:name="T27" style:parent-style-name="Absatz-Standardschriftart" style:family="text">
      <style:text-properties fo:font-weight="bold" style:font-weight-asian="bold" style:font-weight-complex="bold" fo:color="#5B9BD5" fo:font-size="12pt" style:font-size-asian="12pt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6">
          <table:table-cell table:style-name="TableCell7">
            <text:p text:style-name="P8"><text:span text:style-name="T9">Android – Drilling Assistent</text:span></text:p>
          </table:table-cell>
        </table:table-row>
        <table:table-row table:style-name="TableRow10">
          <table:table-cell table:style-name="TableCell11">
            <text:p text:style-name="P12"><text:span text:style-name="T13">Wochenberichte</text:span>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</table:table>
      <text:p text:style-name="P17"><draw:custom-shape svg:width="0.49306in" svg:height="0.36528in" draw:z-index="251659264" draw:id="id0" draw:style-name="a1" draw:transform="translate(-0.24653in -0.18264in) rotate(-1.5708) translate(-0.17222in 0.18056in)" draw:name="Rechteck 3" text:anchor-type="paragraph"><svg:title/><svg:desc/><draw:enhanced-geometry draw:type="non-primitive" svg:viewBox="0 0 21600 21600" draw:enhanced-path="M 0 0 L 21600 0 21600 21600 0 21600 Z N"/></draw:custom-shape><text:span text:style-name="T18">Ausgabe, vom 03.10.2018</text:span></text:p>
      <text:p text:style-name="Standard"/>
      <text:p text:style-name="Standard"/>
      <text:p text:style-name="P19"><text:tab/></text:p>
      <text:p text:style-name="Standard"/>
      <text:p text:style-name="P20">Maier Christopher</text:p>
      <text:p text:style-name="P21"/>
      <text:p text:style-name="P22">5BHWII – 2018/2019</text:p>
      <text:p text:style-name="P23">Softwareentwicklung- und Projektmanagement</text:p>
      <text:p text:style-name="P24"/>
      <text:p text:style-name="P25">Betreuende Lehrperson: Prof. Köllö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el">Android App - Drilling<text:s/>Assistent</text:p>
      <text:p text:style-name="Untertitel">03.10.2018</text:p>
      <text:p text:style-name="P26"/>
      <text:p text:style-name="Standard"><draw:connector draw:type="line" svg:x1="5.225in" svg:y1="0.17778in" svg:x2="5.225in" svg:y2="6.67292in" draw:z-index="251660288" draw:id="id1" draw:style-name="a2" draw:name="Gerader Verbinder 3" text:anchor-type="paragraph"><svg:title/><svg:desc/></draw:connector><text:s/><text:span text:style-name="T27">Fortschritt____________________________________________________Woche</text:span></text:p>
      <text:p text:style-name="Standard">Installation von Android Studio und Einrichtung des Emulators zum Testen der Software <text:s text:c="6"/></text:p>
      <text:p text:style-name="Standard">+ Design der Start-Activity + Struktur der App (Fenster nach Appstart)<text:s text:c="5"/><text:tab/><text:tab/><text:s text:c="10"/>03.10.2018<text:s/></text:p>
      <text:p text:style-name="Standard">Implementierung des User-Input-Features <text:s text:c="11"/><text:tab/><text:tab/><text:tab/><text:tab/><text:tab/><text:s text:c="10"/>10.10.2018<text:s/></text:p>
      <text:p text:style-name="Standard">Design der zweiten Activity + Übermittlung der Daten (Fenster das die Platte angezeigt) <text:s text:c="14"/>17.10.2018<text:s/></text:p>
      <text:p text:style-name="Standard">User-Input-Feature „Idiotensicher“ machen <text:s text:c="9"/><text:tab/><text:tab/><text:tab/><text:tab/><text:tab/><text:s text:c="9"/><text:s/>24.10.2018<text:s/></text:p>
      <text:p text:style-name="Standard">Implementierung der Berechnungsmethoden + Anzeige der in Textfeld <text:s text:c="3"/><text:tab/><text:tab/><text:s text:c="9"/><text:s/>31.10.2018<text:s/></text:p>
      <text:p text:style-name="Standard">Darstellung der Platte in richtigen Proportionen <text:s text:c="3"/>(2-Wochen) <text:s text:c="5"/><text:tab/><text:tab/><text:tab/><text:s text:c="9"/><text:s/>14.11.2018<text:s/></text:p>
      <text:p text:style-name="Standard">- Anzeige der Bohrplatte <text:s text:c="21"/><text:tab/><text:tab/><text:tab/><text:tab/><text:tab/><text:tab/><text:s text:c="10"/>07.11.2018<text:s/></text:p>
      <text:p text:style-name="Standard">- Platte gemäß den Userinputs darstellen (Proportionen, Maße) <text:s text:c="23"/><text:tab/><text:s text:c="24"/>14.11.2018<text:s/></text:p>
      <text:p text:style-name="Standard">Darstellung der Anordnung der<text:s/>Bohrlöcher <text:s text:c="3"/>(2-Wochen) <text:s text:c="4"/><text:tab/><text:tab/><text:tab/><text:tab/><text:s text:c="8"/><text:s text:c="2"/>28.12.2018<text:s/></text:p>
      <text:p text:style-name="Standard">- Anzeige von Bohrungen auf der Platte <text:s text:c="8"/><text:tab/><text:tab/><text:tab/><text:tab/><text:tab/><text:s text:c="9"/><text:s/>21.12.2018<text:s/></text:p>
      <text:p text:style-name="Standard">- Hinzufügen der Maße und Positionierung gemäß den Berechnungen <text:s text:c="3"/><text:tab/><text:tab/><text:s text:c="9"/><text:s/>28.12.2018<text:s/></text:p>
      <text:p text:style-name="Standard">Feature: Abspeicherung von Plattenkonfigurationen in Datenbank (2-Wochen) <text:s text:c="5"/><text:tab/><text:s text:c="10"/>12.12.2018<text:s/></text:p>
      <text:p text:style-name="Standard">- Abspeicherung der Parameter in einer SQLite DB* <text:s text:c="12"/><text:tab/><text:tab/><text:tab/><text:s text:c="23"/><text:s/><text:s/>05.12.2018<text:s/></text:p>
      <text:p text:style-name="Standard">- „Programm füttern“ mit DB Inhalt + Menüpunkt <text:s text:c="5"/><text:tab/><text:tab/><text:tab/><text:tab/><text:tab/><text:s text:c="10"/>12.12.2018<text:s/></text:p>
      <text:p text:style-name="Standard">Projektfertigstellung <text:s text:c="16"/><text:tab/><text:tab/><text:tab/><text:tab/><text:tab/><text:tab/><text:tab/><text:s text:c="10"/>19.12.2018 <text:s text:c="5"/></text:p>
      <text:p text:style-name="Standard"><text:s text:c="3"/></text:p>
      <text:p text:style-name="Standard">*pro Parameter eine Spalte in DB-Tabel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25in" fo:line-height="12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5B9BD5" fo:font-size="12pt" style:font-size-asian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_15" style:display-name="WW_OutlineListStyle_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el" style:display-name="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bottom="0in" fo:line-height="0.2916in"/>
      <style:text-properties style:font-name="Arial Black" style:font-name-asian="Times New Roman" fo:text-transform="uppercase" fo:color="#1F4E79" style:letter-kerning="true" fo:font-size="19pt" style:font-size-asian="19pt" fo:hyphenate="false"/>
    </style:style>
    <style:style style:name="TitelZchn" style:display-name="Titel Zchn" style:family="text" style:parent-style-name="Absatz-Standardschriftart">
      <style:text-properties style:font-name="Arial Black" style:font-name-asian="Times New Roman" style:font-name-complex="Times New Roman" fo:text-transform="uppercase" fo:color="#1F4E79" style:letter-kerning="true" fo:font-size="19pt" style:font-size-asian="19pt"/>
    </style:style>
    <style:style style:name="Untertitel" style:display-name="Unter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top="0.0555in" fo:margin-bottom="0in" fo:line-height="0.1944in"/>
      <style:text-properties fo:font-weight="bold" style:font-weight-asian="bold" style:font-weight-complex="bold" fo:color="#5B9BD5" fo:font-size="12pt" style:font-size-asian="12pt" fo:hyphenate="false"/>
    </style:style>
    <style:style style:name="UntertitelZchn" style:display-name="Untertitel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1F4E79" fo:font-size="14pt" style:font-size-asian="14pt"/>
    </style:style>
    <style:style style:name="Tipptext" style:display-name="Tipptext" style:family="paragraph" style:parent-style-name="Standard">
      <style:paragraph-properties fo:margin-bottom="0.1111in" fo:line-height="110%" fo:margin-right="0.4in"/>
      <style:text-properties fo:font-style="italic" style:font-style-asian="italic" style:font-style-complex="italic" fo:color="#7F7F7F" fo:font-size="8pt" style:font-size-asian="8pt"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2Zchn" style:display-name="Überschrift 2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Aufzählungszeichen" style:display-name="Aufzählungszeichen" style:family="paragraph" style:parent-style-name="Standard" style:list-style-name="LFO2">
      <style:paragraph-properties fo:margin-bottom="0.0416in"/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text-align="end" fo:margin-top="0.1388in" fo:margin-bottom="0in" fo:line-height="100%"/>
      <style:text-properties style:font-name="Arial Black" style:font-name-asian="Times New Roman" fo:color="#1F4E79" fo:font-size="10pt" style:font-size-asian="10pt" fo:hyphenate="false"/>
    </style:style>
    <style:style style:name="FußzeileZchn" style:display-name="Fußzeile Zchn" style:family="text" style:parent-style-name="Absatz-Standardschriftart">
      <style:text-properties style:font-name="Arial Black" style:font-name-asian="Times New Roman" style:font-name-complex="Times New Roman" fo:color="#1F4E79" fo:font-size="10pt" style:font-size-asian="10pt"/>
    </style:style>
    <style:style style:name="Fußnotentext" style:display-name="Fußnotentext" style:family="paragraph" style:parent-style-name="Standard">
      <style:paragraph-properties fo:margin-top="0.0972in" fo:margin-bottom="0in" fo:line-height="100%"/>
      <style:text-properties fo:font-style="italic" style:font-style-asian="italic" style:font-style-complex="italic" fo:font-size="7pt" style:font-size-asian="7pt" fo:hyphenate="false"/>
    </style:style>
    <style:style style:name="FußnotentextZchn" style:display-name="Fußnotentext Zchn" style:family="text" style:parent-style-name="Absatz-Standardschriftart">
      <style:text-properties fo:font-style="italic" style:font-style-asian="italic" style:font-style-complex="italic" fo:font-size="7pt" style:font-size-asian="7pt"/>
    </style:style>
    <style:style style:name="KeinLeerraumZchn" style:display-name="Kein Leerraum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font-size-complex="9pt"/>
    </style:style>
    <text:list-style style:name="WW_OutlineListStyle_14" style:display-name="WW_OutlineListStyle_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Symbol" fo:color="#5B9BD5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LFO2" style:display-name="LFO2">
      <text:list-level-style-bullet text:level="1" text:style-name="WW_CharLFO17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6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5" text:anchor-type="paragraph" svg:x="0in" svg:y="0.09861in" svg:width="6.26875in" svg:height="0.65486in" style:rel-width="scale" style:rel-height="scale"><draw:image xlink:href="media/image1.png" xlink:type="simple" xlink:show="embed" xlink:actuate="onLoad"/><svg:title/><svg:desc/></draw:frame>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plomarbeit - Pflichtenheft</dc:title>
    <dc:subject>Türgriff-Desinfektions-System</dc:subject>
    <meta:initial-creator>Christopher</meta:initial-creator>
    <dc:creator>Christopher Maier</dc:creator>
    <meta:creation-date>2018-09-22T17:32:00Z</meta:creation-date>
    <dc:date>2019-01-19T18:47:00Z</dc:date>
    <meta:template xlink:href="Projektumfang" xlink:type="simple"/>
    <meta:editing-cycles>37</meta:editing-cycles>
    <meta:editing-duration>PT0S</meta:editing-duration>
    <meta:user-defined meta:name="_TemplateID">TC029278139991</meta:user-defined>
    <meta:document-statistic meta:page-count="2" meta:paragraph-count="3" meta:word-count="248" meta:character-count="1814" meta:row-count="13" meta:non-whitespace-character-count="1569"/>
  </office:meta>
</office:document-meta>
</file>